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01" svg:font-family="0"/>
    <style:font-face style:name="Lato" svg:font-family="Lato, serif"/>
    <style:font-face style:name="Arial Unicode MS1" svg:font-family="'Arial Unicode MS'" style:font-family-generic="swiss"/>
    <style:font-face style:name="0" svg:font-family="0" style:font-family-generic="roman" style:font-pitch="variable"/>
    <style:font-face style:name="Calibri" svg:font-family="Calibri" style:font-family-generic="roman" style:font-pitch="variable"/>
    <style:font-face style:name="Lato1" svg:font-family="Lato, serif"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fo:font-size="12pt" style:text-underline-style="solid" style:text-underline-width="auto" style:text-underline-color="font-color" fo:font-weight="bold" officeooo:paragraph-rsid="0010314e" style:font-size-asian="12pt" style:font-weight-asian="bold" style:font-name-complex="Times1" style:font-size-complex="12pt"/>
    </style:style>
    <style:style style:name="P3" style:family="paragraph" style:parent-style-name="Standard">
      <style:text-properties fo:font-variant="normal" fo:text-transform="none" fo:color="#000000" style:font-name="Lato1" fo:font-size="12pt" fo:letter-spacing="normal" fo:language="it" fo:country="IT" fo:font-style="normal" style:text-underline-style="none" fo:font-weight="normal" officeooo:paragraph-rsid="0012f64c" style:letter-kerning="false" style:font-name-asian="Calibri1" style:font-size-asian="12pt" style:language-asian="en" style:country-asian="US" style:font-style-asian="normal" style:font-weight-asian="normal" style:font-size-complex="12pt" style:language-complex="ar" style:country-complex="SA" style:font-style-complex="normal" style:font-weight-complex="normal"/>
    </style:style>
    <style:style style:name="P4" style:family="paragraph" style:parent-style-name="Standard">
      <style:text-properties fo:font-variant="normal" fo:text-transform="none" fo:color="#000000" style:font-name="Lato1" fo:font-size="12pt" fo:letter-spacing="normal" fo:language="it" fo:country="IT" fo:font-style="normal" style:text-underline-style="solid" style:text-underline-width="auto" style:text-underline-color="font-color" fo:font-weight="bold" officeooo:paragraph-rsid="0012f64c" style:letter-kerning="false" style:font-name-asian="Calibri1" style:font-size-asian="12pt" style:language-asian="en" style:country-asian="US" style:font-style-asian="normal" style:font-weight-asian="bold" style:font-size-complex="12pt" style:language-complex="ar" style:country-complex="SA" style:font-weight-complex="bold"/>
    </style:style>
    <style:style style:name="P5" style:family="paragraph" style:parent-style-name="Standard">
      <style:text-properties fo:font-variant="normal" fo:text-transform="none" fo:color="#000000" style:font-name="Liberation Serif" fo:font-size="12pt" fo:letter-spacing="normal" fo:font-style="normal" style:text-underline-style="none" fo:font-weight="normal" officeooo:rsid="0061c94a" officeooo:paragraph-rsid="0012f64c"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font-variant="normal" fo:text-transform="none" fo:color="#c9211e" style:font-name="Liberation Serif" fo:font-size="12pt" fo:letter-spacing="normal" fo:font-style="normal" style:text-underline-style="none" fo:font-weight="bold" officeooo:rsid="00021e3b" officeooo:paragraph-rsid="0012f64c" fo:background-color="transparent" style:font-size-asian="12pt" style:font-style-asian="normal" style:font-weight-asian="bold" style:font-size-complex="12pt" style:font-style-complex="normal" style:font-weight-complex="bold"/>
    </style:style>
    <style:style style:name="P7" style:family="paragraph" style:parent-style-name="Standard">
      <style:text-properties officeooo:paragraph-rsid="0012f64c"/>
    </style:style>
    <style:style style:name="P8" style:family="paragraph" style:parent-style-name="Standard">
      <style:text-properties fo:color="#000000" style:font-name="Liberation Serif" fo:font-size="12pt" officeooo:rsid="0062db12" officeooo:paragraph-rsid="0012f64c" style:font-size-asian="12pt" style:font-size-complex="12pt"/>
    </style:style>
    <style:style style:name="P9" style:family="paragraph" style:parent-style-name="Standard">
      <style:text-properties fo:color="#000000" fo:font-size="12pt" fo:font-weight="normal" officeooo:rsid="00b313fc" officeooo:paragraph-rsid="0012f64c" style:font-size-asian="12pt" style:font-weight-asian="normal" style:font-size-complex="12pt" style:font-weight-complex="normal"/>
    </style:style>
    <style:style style:name="P10" style:family="paragraph" style:parent-style-name="Standard">
      <style:text-properties fo:color="#000000" fo:font-size="12pt" fo:font-weight="normal" officeooo:rsid="00b4482d" officeooo:paragraph-rsid="0012f64c" style:font-size-asian="12pt" style:font-weight-asian="normal" style:font-size-complex="12pt" style:font-weight-complex="normal"/>
    </style:style>
    <style:style style:name="P11" style:family="paragraph" style:parent-style-name="Standard">
      <style:text-properties style:font-name="Liberation Serif" fo:font-size="12pt" officeooo:paragraph-rsid="0012f64c" style:font-size-asian="12pt" style:font-size-complex="12pt"/>
    </style:style>
    <style:style style:name="P12" style:family="paragraph" style:parent-style-name="Standard">
      <style:text-properties style:font-name="Liberation Serif" fo:font-size="12pt" fo:font-weight="bold" officeooo:rsid="0063dfa4" officeooo:paragraph-rsid="0012f64c" style:font-size-asian="12pt" style:font-weight-asian="bold" style:font-size-complex="12pt" style:font-weight-complex="bold"/>
    </style:style>
    <style:style style:name="P13" style:family="paragraph" style:parent-style-name="Standard">
      <style:text-properties fo:font-size="12pt" officeooo:rsid="00b70338" officeooo:paragraph-rsid="0012f64c" style:font-size-asian="12pt" style:font-size-complex="12pt"/>
    </style:style>
    <style:style style:name="P14" style:family="paragraph" style:parent-style-name="Standard">
      <style:paragraph-properties fo:margin-top="0cm" fo:margin-bottom="0cm" loext:contextual-spacing="false" fo:line-height="100%"/>
      <style:text-properties fo:font-variant="normal" fo:text-transform="none" fo:color="#000000" style:font-name="Lato1" fo:font-size="12pt" fo:letter-spacing="normal" fo:language="it" fo:country="IT" fo:font-style="normal" fo:font-weight="normal" officeooo:paragraph-rsid="0012f64c" style:letter-kerning="false" style:font-name-asian="Calibri1" style:font-size-asian="12pt" style:language-asian="en" style:country-asian="US" style:font-style-asian="normal" style:font-weight-asian="normal" style:font-size-complex="12pt" style:language-complex="ar" style:country-complex="SA" style:font-weight-complex="normal"/>
    </style:style>
    <style:style style:name="P15" style:family="paragraph" style:parent-style-name="Standard">
      <style:paragraph-properties fo:margin-top="0cm" fo:margin-bottom="0cm" loext:contextual-spacing="false" fo:line-height="100%"/>
      <style:text-properties fo:font-variant="normal" fo:text-transform="none" fo:color="#000000" style:font-name="Lato1" fo:font-size="12pt" fo:letter-spacing="normal" fo:language="it" fo:country="IT" fo:font-style="normal" style:text-underline-style="solid" style:text-underline-width="auto" style:text-underline-color="font-color" fo:font-weight="bold" officeooo:paragraph-rsid="0012f64c" style:letter-kerning="false" style:font-name-asian="Calibri1" style:font-size-asian="12pt" style:language-asian="en" style:country-asian="US" style:font-style-asian="normal" style:font-weight-asian="bold" style:font-size-complex="12pt" style:language-complex="ar" style:country-complex="SA" style:font-weight-complex="bold"/>
    </style:style>
    <style:style style:name="P16" style:family="paragraph" style:parent-style-name="Standard" style:master-page-name="Standard">
      <style:paragraph-properties fo:text-align="center" style:justify-single-word="false" style:page-number="auto"/>
      <style:text-properties style:font-name="Times" fo:font-size="12pt" fo:font-weight="bold" style:font-size-asian="12pt" style:font-weight-asian="bold" style:font-name-complex="Times1"/>
    </style:style>
    <style:style style:name="P17" style:family="paragraph" style:parent-style-name="Standard">
      <style:text-properties style:font-name="Times" fo:font-size="12pt" style:text-underline-style="solid" style:text-underline-width="auto" style:text-underline-color="font-color" fo:font-weight="bold" style:font-size-asian="12pt" style:font-weight-asian="bold" style:font-name-complex="Times1"/>
    </style:style>
    <style:style style:name="P18" style:family="paragraph" style:parent-style-name="Standard" style:list-style-name="L1">
      <style:text-properties style:font-name="Liberation Serif" fo:font-size="12pt" officeooo:paragraph-rsid="0012f64c" style:font-size-asian="12pt" style:font-size-complex="12pt"/>
    </style:style>
    <style:style style:name="P19" style:family="paragraph" style:parent-style-name="Standard" style:list-style-name="L1">
      <style:text-properties fo:font-variant="normal" fo:text-transform="none" fo:color="#000000" style:font-name="Liberation Serif" fo:font-size="12pt" fo:letter-spacing="normal" fo:font-style="normal" style:text-underline-style="none" fo:font-weight="normal" officeooo:rsid="0061c94a" officeooo:paragraph-rsid="0012f64c" fo:background-color="transparent" style:font-size-asian="12pt" style:font-style-asian="normal" style:font-weight-asian="normal" style:font-size-complex="12pt" style:font-style-complex="normal" style:font-weight-complex="normal"/>
    </style:style>
    <style:style style:name="P20" style:family="paragraph" style:parent-style-name="Standard" style:list-style-name="L2">
      <style:text-properties fo:font-variant="normal" fo:text-transform="none" fo:color="#000000" style:font-name="Liberation Serif" fo:font-size="12pt" fo:letter-spacing="normal" fo:font-style="normal" style:text-underline-style="none" fo:font-weight="normal" officeooo:rsid="0061c94a" officeooo:paragraph-rsid="0012f64c"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font-variant="normal" fo:text-transform="none" fo:color="#000000" style:font-name="Liberation Serif" fo:font-size="12pt" fo:letter-spacing="normal" fo:font-style="normal" style:text-underline-style="none" fo:font-weight="normal" officeooo:rsid="0062db12" officeooo:paragraph-rsid="0012f64c" fo:background-color="transparent" style:font-size-asian="12pt" style:font-style-asian="normal" style:font-weight-asian="normal" style:font-size-complex="12pt" style:font-style-complex="normal" style:font-weight-complex="normal"/>
    </style:style>
    <style:style style:name="P22" style:family="paragraph" style:parent-style-name="Standard" style:list-style-name="L3">
      <style:text-properties fo:font-variant="normal" fo:text-transform="none" fo:color="#000000" style:font-name="Liberation Serif" fo:font-size="12pt" fo:letter-spacing="normal" fo:font-style="normal" style:text-underline-style="none" fo:font-weight="normal" officeooo:rsid="0062db12" officeooo:paragraph-rsid="0012f64c"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font-variant="normal" fo:text-transform="none" fo:color="#000000" style:font-name="Liberation Serif" fo:font-size="12pt" fo:letter-spacing="normal" fo:font-style="normal" style:text-underline-style="none" fo:font-weight="normal" officeooo:rsid="0063dfa4" officeooo:paragraph-rsid="0012f64c"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font-variant="normal" fo:text-transform="none" fo:color="#000000" style:font-name="Liberation Serif" fo:font-size="12pt" fo:letter-spacing="normal" fo:font-style="normal" style:text-underline-style="none" fo:font-weight="normal" officeooo:rsid="0063dfa4" officeooo:paragraph-rsid="00147438" fo:background-color="transparent" style:font-size-asian="12pt" style:font-style-asian="normal" style:font-weight-asian="normal" style:font-size-complex="12pt" style:font-style-complex="normal" style:font-weight-complex="normal"/>
    </style:style>
    <style:style style:name="P25" style:family="paragraph" style:parent-style-name="Standard">
      <style:text-properties fo:font-variant="normal" fo:text-transform="none" fo:color="#000000" style:font-name="Lato" fo:font-size="10.5pt" fo:letter-spacing="normal" fo:font-style="normal" style:text-underline-style="none" fo:font-weight="normal" officeooo:rsid="0062db12" officeooo:paragraph-rsid="0012f64c" fo:background-color="transparent" style:font-size-asian="10.5pt" style:font-style-asian="normal" style:font-weight-asian="normal" style:font-size-complex="10.5pt" style:font-style-complex="normal" style:font-weight-complex="normal"/>
    </style:style>
    <style:style style:name="P26" style:family="paragraph" style:parent-style-name="Standard">
      <style:text-properties fo:font-variant="normal" fo:text-transform="none" fo:color="#000000" style:font-name="Lato" fo:font-size="12pt" fo:letter-spacing="normal" fo:font-style="normal" style:text-underline-style="none" fo:font-weight="normal" officeooo:rsid="00b313fc" officeooo:paragraph-rsid="0012f64c" style:letter-kerning="true" fo:background-color="transparent" style:font-size-asian="12pt" style:font-style-asian="normal" style:font-weight-asian="normal" style:font-size-complex="12pt" style:font-style-complex="normal" style:font-weight-complex="normal"/>
    </style:style>
    <style:style style:name="P27" style:family="paragraph" style:parent-style-name="Standard">
      <style:text-properties fo:font-variant="normal" fo:text-transform="none" fo:color="#000000" style:font-name="Lato" fo:font-size="12pt" fo:letter-spacing="normal" fo:font-style="normal" style:text-underline-style="none" fo:font-weight="normal" officeooo:rsid="00b4482d" officeooo:paragraph-rsid="0012f64c" style:letter-kerning="true" fo:background-color="transparent" style:font-size-asian="12pt" style:font-style-asian="normal" style:font-weight-asian="normal" style:font-size-complex="12pt" style:font-style-complex="normal" style:font-weight-complex="normal"/>
    </style:style>
    <style:style style:name="P28" style:family="paragraph" style:parent-style-name="Standard">
      <style:text-properties fo:font-variant="normal" fo:text-transform="none" fo:color="#000000" style:font-name="Lato" fo:font-size="12pt" fo:letter-spacing="normal" fo:font-style="normal" style:text-underline-style="none" fo:font-weight="normal" officeooo:rsid="00b506dc" officeooo:paragraph-rsid="0012f64c" style:letter-kerning="true" fo:background-color="transparent" style:font-size-asian="12pt" style:font-style-asian="normal" style:font-weight-asian="normal" style:font-size-complex="12pt" style:font-style-complex="normal" style:font-weight-complex="normal"/>
    </style:style>
    <style:style style:name="P29" style:family="paragraph" style:parent-style-name="Standard">
      <style:text-properties fo:font-variant="normal" fo:text-transform="none" fo:color="#000000" style:font-name="Lato" fo:font-size="12pt" fo:letter-spacing="normal" fo:font-style="normal" style:text-underline-style="none" fo:font-weight="bold" officeooo:rsid="00b4482d" officeooo:paragraph-rsid="0012f64c" style:letter-kerning="true" fo:background-color="transparent" style:font-size-asian="12pt" style:font-style-asian="normal" style:font-weight-asian="bold" style:font-size-complex="12pt" style:font-style-complex="normal" style:font-weight-complex="bold"/>
    </style:style>
    <style:style style:name="P30" style:family="paragraph" style:parent-style-name="Standard">
      <style:text-properties fo:font-variant="normal" fo:text-transform="none" fo:color="#000000" style:font-name="Lato1" fo:font-size="12pt" fo:letter-spacing="normal" fo:language="it" fo:country="IT" fo:font-style="normal" style:text-underline-style="none" fo:font-weight="normal" style:letter-kerning="false" style:font-name-asian="Calibri1" style:font-size-asian="12pt" style:language-asian="en" style:country-asian="US" style:font-style-asian="normal" style:font-weight-asian="normal" style:font-size-complex="12pt" style:language-complex="ar" style:country-complex="SA" style:font-style-complex="normal" style:font-weight-complex="normal"/>
    </style:style>
    <style:style style:name="P31" style:family="paragraph" style:parent-style-name="Standard">
      <style:text-properties fo:font-variant="normal" fo:text-transform="none" fo:color="#000000" style:font-name="Lato1" fo:font-size="12pt" fo:letter-spacing="normal" fo:language="it" fo:country="IT" fo:font-style="normal" style:text-underline-style="none" fo:font-weight="normal" officeooo:paragraph-rsid="0012f64c" style:letter-kerning="false" style:font-name-asian="Calibri1" style:font-size-asian="12pt" style:language-asian="en" style:country-asian="US" style:font-style-asian="normal" style:font-weight-asian="normal" style:font-size-complex="12pt" style:language-complex="ar" style:country-complex="SA" style:font-style-complex="normal" style:font-weight-complex="normal"/>
    </style:style>
    <style:style style:name="P32" style:family="paragraph" style:parent-style-name="Standard" style:list-style-name="WWNum6">
      <style:text-properties fo:font-variant="normal" fo:text-transform="none" fo:color="#000000" style:font-name="Lato1" fo:font-size="12pt" fo:letter-spacing="normal" fo:language="it" fo:country="IT" fo:font-style="normal" style:text-underline-style="none" fo:font-weight="normal" officeooo:paragraph-rsid="0012f64c" style:letter-kerning="false" style:font-name-asian="Calibri1" style:font-size-asian="12pt" style:language-asian="en" style:country-asian="US" style:font-style-asian="normal" style:font-weight-asian="normal" style:font-size-complex="12pt" style:language-complex="ar" style:country-complex="SA" style:font-style-complex="normal" style:font-weight-complex="normal"/>
    </style:style>
    <style:style style:name="P33" style:family="paragraph" style:parent-style-name="Standard" style:list-style-name="WWNum7">
      <style:text-properties fo:font-variant="normal" fo:text-transform="none" fo:color="#000000" style:font-name="Lato1" fo:font-size="12pt" fo:letter-spacing="normal" fo:language="it" fo:country="IT" fo:font-style="normal" style:text-underline-style="none" fo:font-weight="normal" officeooo:paragraph-rsid="0012f64c" style:letter-kerning="false" style:font-name-asian="Calibri1" style:font-size-asian="12pt" style:language-asian="en" style:country-asian="US" style:font-style-asian="normal" style:font-weight-asian="normal" style:font-size-complex="12pt" style:language-complex="ar" style:country-complex="SA" style:font-style-complex="normal" style:font-weight-complex="normal"/>
    </style:style>
    <style:style style:name="P34" style:family="paragraph" style:parent-style-name="Standard">
      <style:text-properties fo:font-variant="normal" fo:text-transform="none" fo:color="#000000" style:font-name="Lato1" fo:font-size="12pt" fo:letter-spacing="normal" fo:language="it" fo:country="IT" fo:font-style="normal" style:text-underline-style="none" fo:font-weight="normal" officeooo:rsid="0062db12" officeooo:paragraph-rsid="0012f64c" style:letter-kerning="false" fo:background-color="transparent" style:font-name-asian="Calibri1" style:font-size-asian="12pt" style:language-asian="en" style:country-asian="US" style:font-style-asian="normal" style:font-weight-asian="normal" style:font-size-complex="12pt" style:language-complex="ar" style:country-complex="SA" style:font-style-complex="normal" style:font-weight-complex="normal"/>
    </style:style>
    <style:style style:name="P35" style:family="paragraph" style:parent-style-name="Standard" style:list-style-name="WWNum6">
      <style:text-properties officeooo:paragraph-rsid="0012f64c"/>
    </style:style>
    <style:style style:name="P36" style:family="paragraph" style:parent-style-name="Standard" style:list-style-name="L4">
      <style:text-properties fo:color="#000000" fo:font-size="12pt" fo:font-weight="normal" officeooo:rsid="00b313fc" officeooo:paragraph-rsid="0012f64c" style:font-size-asian="12pt" style:font-weight-asian="normal" style:font-size-complex="12pt" style:font-weight-complex="normal"/>
    </style:style>
    <style:style style:name="P37" style:family="paragraph" style:parent-style-name="Standard" style:list-style-name="L5">
      <style:text-properties fo:color="#000000" fo:font-size="12pt" fo:font-weight="normal" officeooo:rsid="00b506dc" officeooo:paragraph-rsid="0012f64c" style:font-size-asian="12pt" style:font-weight-asian="normal" style:font-size-complex="12pt" style:font-weight-complex="normal"/>
    </style:style>
    <style:style style:name="T1" style:family="text">
      <style:text-properties style:font-name="Times" fo:font-size="12pt" fo:font-weight="bold" style:font-size-asian="12pt" style:font-weight-asian="bold" style:font-name-complex="Times1"/>
    </style:style>
    <style:style style:name="T2" style:family="text">
      <style:text-properties style:font-name="Times" fo:font-size="12pt" fo:font-style="italic" fo:font-weight="bold" style:font-size-asian="12pt" style:font-style-asian="italic" style:font-weight-asian="bold" style:font-name-complex="Times1"/>
    </style:style>
    <style:style style:name="T3" style:family="text">
      <style:text-properties fo:font-variant="normal" fo:text-transform="none" fo:color="#000000" style:font-name="Lato1" fo:font-size="12pt" fo:letter-spacing="normal" fo:language="it" fo:country="IT" fo:font-style="normal" style:text-underline-style="solid" style:text-underline-width="auto" style:text-underline-color="font-color" fo:font-weight="normal" style:letter-kerning="false" style:font-name-asian="Calibri1" style:font-size-asian="12pt" style:language-asian="en" style:country-asian="US" style:font-style-asian="normal" style:font-weight-asian="normal" style:font-size-complex="12pt" style:language-complex="ar" style:country-complex="SA" style:font-style-complex="normal" style:font-weight-complex="normal"/>
    </style:style>
    <style:style style:name="T4" style:family="text">
      <style:text-properties fo:font-variant="normal" fo:text-transform="none" fo:color="#000000" style:font-name="Lato1" fo:font-size="12pt" fo:letter-spacing="normal" fo:language="it" fo:country="IT" fo:font-style="normal" style:text-underline-style="solid" style:text-underline-width="auto" style:text-underline-color="font-color" fo:font-weight="normal" officeooo:rsid="0062db12" style:letter-kerning="false" fo:background-color="transparent" loext:char-shading-value="0" style:font-name-asian="Calibri1" style:font-size-asian="12pt" style:language-asian="en" style:country-asian="US" style:font-style-asian="normal" style:font-weight-asian="normal" style:font-size-complex="12pt" style:language-complex="ar" style:country-complex="SA" style:font-style-complex="normal" style:font-weight-complex="normal"/>
    </style:style>
    <style:style style:name="T5" style:family="text">
      <style:text-properties fo:font-variant="normal" fo:text-transform="none" fo:color="#000000" style:font-name="Lato1" fo:font-size="12pt" fo:letter-spacing="normal" fo:language="it" fo:country="IT" fo:font-style="normal" style:text-underline-style="none" fo:font-weight="normal" style:letter-kerning="false" style:font-name-asian="Calibri1" style:font-size-asian="12pt" style:language-asian="en" style:country-asian="US" style:font-style-asian="normal" style:font-weight-asian="normal" style:font-size-complex="12pt" style:language-complex="ar" style:country-complex="SA" style:font-style-complex="normal" style:font-weight-complex="normal"/>
    </style:style>
    <style:style style:name="T6" style:family="text">
      <style:text-properties fo:font-variant="normal" fo:text-transform="none" fo:color="#000000" style:font-name="Lato1" fo:font-size="12pt" fo:letter-spacing="normal" fo:language="it" fo:country="IT" fo:font-style="normal" style:text-underline-style="none" fo:font-weight="normal" officeooo:rsid="0011aafb" style:letter-kerning="false" style:font-name-asian="Calibri1" style:font-size-asian="12pt" style:language-asian="en" style:country-asian="US" style:font-style-asian="normal" style:font-weight-asian="normal" style:font-size-complex="12pt" style:language-complex="ar" style:country-complex="SA" style:font-style-complex="normal" style:font-weight-complex="normal"/>
    </style:style>
    <style:style style:name="T7" style:family="text">
      <style:text-properties fo:font-variant="normal" fo:text-transform="none" fo:color="#000000" style:font-name="Lato1" fo:font-size="12pt" fo:letter-spacing="normal" fo:language="it" fo:country="IT" fo:font-style="normal" style:text-underline-style="none" fo:font-weight="normal" officeooo:rsid="0062db12" style:letter-kerning="false" fo:background-color="transparent" loext:char-shading-value="0" style:font-name-asian="Calibri1" style:font-size-asian="12pt" style:language-asian="en" style:country-asian="US" style:font-style-asian="normal" style:font-weight-asian="normal" style:font-size-complex="12pt" style:language-complex="ar" style:country-complex="SA" style:font-style-complex="normal" style:font-weight-complex="normal"/>
    </style:style>
    <style:style style:name="T8" style:family="text">
      <style:text-properties fo:font-variant="normal" fo:text-transform="none" fo:color="#000000" style:font-name="Lato" fo:letter-spacing="normal" fo:font-style="normal" style:text-underline-style="none" fo:font-weight="normal" officeooo:rsid="00b313fc" style:letter-kerning="tru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000000" style:font-name="Lato" fo:letter-spacing="normal" fo:font-style="normal" style:text-underline-style="none" fo:font-weight="normal" officeooo:rsid="0062db12" style:letter-kerning="true" fo:background-color="transparent" loext:char-shading-value="0" style:font-style-asian="normal" style:font-weight-asian="normal" style:font-style-complex="normal" style:font-weight-complex="normal"/>
    </style:style>
    <style:style style:name="T10" style:family="text">
      <style:text-properties fo:font-variant="normal" fo:text-transform="none" fo:color="#000000" style:font-name="Lato" fo:font-size="12pt" fo:letter-spacing="normal" fo:font-style="normal" style:text-underline-style="none" fo:font-weight="normal" officeooo:rsid="0015a8d3" style:letter-kerning="true"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Lato" fo:font-size="12pt" fo:letter-spacing="normal" fo:font-style="normal" style:text-underline-style="none" fo:font-weight="normal" officeooo:rsid="00b506dc" style:letter-kerning="true"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fo:letter-spacing="normal" fo:font-style="normal" style:text-underline-style="none" fo:font-weight="normal" officeooo:rsid="0061c94a"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000000" fo:letter-spacing="normal" fo:font-style="normal" style:text-underline-style="none" fo:font-weight="normal" officeooo:rsid="0062db12" fo:background-color="transparent" loext:char-shading-value="0" style:font-style-asian="normal" style:font-weight-asian="normal" style:font-style-complex="normal" style:font-weight-complex="normal"/>
    </style:style>
    <style:style style:name="T14" style:family="text">
      <style:text-properties fo:font-variant="normal" fo:text-transform="none" fo:color="#000000" fo:letter-spacing="normal" fo:font-style="normal" style:text-underline-style="none" fo:font-weight="normal" officeooo:rsid="00021e3b" fo:background-color="transparent" loext:char-shading-value="0" style:font-style-asian="normal" style:font-weight-asian="normal" style:font-style-complex="normal" style:font-weight-complex="normal"/>
    </style:style>
    <style:style style:name="T15" style:family="text">
      <style:text-properties fo:font-variant="normal" fo:text-transform="none" fo:color="#000000" fo:letter-spacing="normal" fo:font-style="normal" style:text-underline-style="none" fo:background-color="transparent" loext:char-shading-value="0" style:font-style-asian="normal" style:font-style-complex="normal"/>
    </style:style>
    <style:style style:name="T16" style:family="text">
      <style:text-properties fo:font-variant="normal" fo:text-transform="none" fo:color="#000000" fo:letter-spacing="normal" fo:font-style="normal" style:text-underline-style="none" officeooo:rsid="0062db12" fo:background-color="transparent" loext:char-shading-value="0" style:font-style-asian="normal" style:font-style-complex="normal"/>
    </style:style>
    <style:style style:name="T17" style:family="text">
      <style:text-properties fo:font-variant="normal" fo:text-transform="none" fo:color="#000000" fo:letter-spacing="normal" fo:font-style="normal" style:text-underline-style="solid" style:text-underline-width="auto" style:text-underline-color="font-color" fo:font-weight="normal" officeooo:rsid="0061c94a" fo:background-color="transparent" loext:char-shading-value="0" style:font-style-asian="normal" style:font-weight-asian="normal" style:font-style-complex="normal" style:font-weight-complex="normal"/>
    </style:style>
    <style:style style:name="T18" style:family="text">
      <style:text-properties fo:font-variant="normal" fo:text-transform="none" fo:color="#000000" style:font-name="Liberation Serif" fo:font-size="12pt" fo:letter-spacing="normal" fo:font-style="normal" style:text-underline-style="none" fo:font-weight="normal" officeooo:rsid="0063dfa4" fo:background-color="transparent" loext:char-shading-value="0" style:font-size-asian="12pt" style:font-style-asian="normal" style:font-weight-asian="normal" style:font-size-complex="12pt" style:font-style-complex="normal" style:font-weight-complex="normal"/>
    </style:style>
    <style:style style:name="T19" style:family="text">
      <style:text-properties fo:font-variant="normal" fo:text-transform="none" style:font-name="Lato" fo:letter-spacing="normal" fo:font-style="normal" style:text-underline-style="none" style:letter-kerning="true" fo:background-color="transparent" loext:char-shading-value="0" style:font-style-asian="normal" style:font-style-complex="normal"/>
    </style:style>
    <style:style style:name="T20" style:family="text">
      <style:text-properties fo:font-variant="normal" fo:text-transform="none" style:font-name="Lato" fo:letter-spacing="normal" fo:font-style="normal" style:text-underline-style="none" officeooo:rsid="00b4482d" style:letter-kerning="true" fo:background-color="transparent" loext:char-shading-value="0" style:font-style-asian="normal" style:font-style-complex="normal"/>
    </style:style>
    <style:style style:name="T21" style:family="text">
      <style:text-properties fo:font-variant="normal" fo:text-transform="none" style:font-name="Lato" fo:letter-spacing="normal" fo:font-style="normal" style:text-underline-style="none" officeooo:rsid="00b44427" style:letter-kerning="true" fo:background-color="transparent" loext:char-shading-value="0" style:font-style-asian="normal" style:font-style-complex="normal"/>
    </style:style>
    <style:style style:name="T22" style:family="text">
      <style:text-properties fo:font-variant="normal" fo:text-transform="none" style:font-name="Lato" fo:letter-spacing="normal" fo:font-style="normal" style:text-underline-style="none" officeooo:rsid="00b313fc" style:letter-kerning="true" fo:background-color="transparent" loext:char-shading-value="0" style:font-style-asian="normal" style:font-style-complex="normal"/>
    </style:style>
    <style:style style:name="T23" style:family="text">
      <style:text-properties fo:font-variant="normal" fo:text-transform="none" style:font-name="Lato" fo:letter-spacing="normal" fo:font-style="normal" style:text-underline-style="none" officeooo:rsid="00b70338" style:letter-kerning="true" fo:background-color="transparent" loext:char-shading-value="0" style:font-style-asian="normal" style:font-style-complex="normal"/>
    </style:style>
    <style:style style:name="T24" style:family="text">
      <style:text-properties fo:font-variant="normal" fo:text-transform="none" style:font-name="Lato" fo:letter-spacing="normal" fo:font-style="normal" style:text-underline-style="none" officeooo:rsid="0015a8d3" style:letter-kerning="true" fo:background-color="transparent" loext:char-shading-value="0" style:font-style-asian="normal" style:font-style-complex="normal"/>
    </style:style>
    <style:style style:name="T25" style:family="text">
      <style:text-properties fo:font-variant="normal" fo:text-transform="none" style:font-name="Lato" fo:letter-spacing="normal" fo:font-style="normal" style:text-underline-style="solid" style:text-underline-width="auto" style:text-underline-color="font-color" style:letter-kerning="true" fo:background-color="transparent" loext:char-shading-value="0" style:font-style-asian="normal" style:font-style-complex="normal"/>
    </style:style>
    <style:style style:name="T26" style:family="text">
      <style:text-properties fo:font-variant="normal" fo:text-transform="none" fo:letter-spacing="normal" fo:font-style="normal" style:text-underline-style="none" fo:font-weight="bold" fo:background-color="transparent" loext:char-shading-value="0" style:font-style-asian="normal" style:font-weight-asian="bold" style:font-style-complex="normal" style:font-weight-complex="bold"/>
    </style:style>
    <style:style style:name="T27" style:family="text">
      <style:text-properties fo:font-variant="normal" fo:text-transform="none" fo:letter-spacing="normal" fo:font-style="normal" style:text-underline-style="none" fo:font-weight="bold" officeooo:rsid="00021e3b" fo:background-color="transparent" loext:char-shading-value="0" style:font-style-asian="normal" style:font-weight-asian="bold" style:font-style-complex="normal" style:font-weight-complex="bold"/>
    </style:style>
    <style:style style:name="T28" style:family="text">
      <style:text-properties officeooo:rsid="0062db12" fo:background-color="transparent" loext:char-shading-value="0" style:font-style-complex="normal"/>
    </style:style>
    <style:style style:name="T29" style:family="text">
      <style:text-properties officeooo:rsid="0012f64c"/>
    </style:style>
    <text:list-style style:name="L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Homework 2</text:p>
      <text:p text:style-name="P1"/>
      <text:p text:style-name="P1"><text:span text:style-name="T2"/></text:p>
      <text:p text:style-name="Standard"/>
      <text:p text:style-name="P17">Lezione 7 - Che cos’è l’architettura a strati? Che benefici offre? Che cosa si intende per strato nel dominio?</text:p>
      <text:p text:style-name="Standard"/>
      <text:p text:style-name="P5">L’architettura software è l’insieme delle decisioni significative sull’organizzazione di un sistema software.</text:p>
      <text:p text:style-name="P5"/>
      <text:p text:style-name="P5">L’architettura a strati prevede che:</text:p>
      <text:p text:style-name="P5"/>
      <text:list xml:id="list720230242" text:style-name="L1">
        <text:list-item>
          <text:p text:style-name="P18"><text:span text:style-name="T12">Il sistema sia organizzato come una sequenza verticale di </text:span><text:span text:style-name="T17">strati</text:span><text:span text:style-name="T12">, dove gli strati sono degli elementi software a grana grossa.</text:span></text:p>
          <text:p text:style-name="P19"/>
        </text:list-item>
      </text:list>
      <text:list xml:id="list814262777" text:style-name="L2">
        <text:list-item>
          <text:p text:style-name="P20">Ciascuno stra<text:span text:style-name="T29">to</text:span> ha delle responsabilità coese, ovvero delle responsabilità a grana grossa. Una scelta comune è avere uno strato che si occupa dell’interazione con l’utente, uno strato che si occupa della gestione della logica del dominio applicativo, uno strato che si occupa della gestione delle risorse e dei servizi tecnici.</text:p>
          <text:p text:style-name="P20"/>
        </text:list-item>
        <text:list-item>
          <text:p text:style-name="P20">Devono esserci solo dipendenze dall’alto verso il basso, ovvero gli strati sono ordinati dall’alto verso il basso e strati alti possono dipendere da strati bassi, ovvero possono invocare servizi degli strati bassi ma non è possibile il contrario.</text:p>
        </text:list-item>
      </text:list>
      <text:p text:style-name="P21"/>
      <text:p text:style-name="P8"><text:span text:style-name="T27">B</text:span><text:span text:style-name="T26">enefici dell’architettura a strati</text:span></text:p>
      <text:p text:style-name="P6"/>
      <text:p text:style-name="P11"><text:span text:style-name="T14">G</text:span><text:span text:style-name="T13">li strati possono essere sviluppati ed evolvere indipendentemente, ed è certamente importante quando parliamo di un sistema complesso, quindi è necessario decomporlo. Inoltre, è assolutamente importante quando è utile dare la responsabilità di sviluppare diversi elementi software a diversi team di sviluppo. In questo caso, se il sistema è organizzato a strati, ciascun team si può occupare dell’implementazione di un unico strato.</text:span></text:p>
      <text:p text:style-name="P21"/>
      <text:p text:style-name="P12"><text:span text:style-name="T16">S</text:span><text:span text:style-name="T15">trato del dominio</text:span></text:p>
      <text:p text:style-name="P23"/>
      <text:p text:style-name="P7"><text:span text:style-name="T18">Lo strato della logica applicativa, può essere organizzato in modi diversi. In particolare, un buon modo di organizzare lo strato della logica applicativa è realizzarlo come strato del dominio. Dire che lo strato della logica applicativa è realizzato come strato del dominio vuol dire che ci sono classi software ispirate agli oggetti del dominio. Se il sistema è organizzato in questo modo, gli oggetti incapsulano sia dati che operazioni.</text:span> </text:p>
      <text:p text:style-name="P23"/>
      <text:p text:style-name="P24">Una scelta alternativa, che però risulta essere peggiore è quella di avere nello strato della logica applicativa, alcuni oggetti che si occupano solo di gestire informazioni, quindi con dei semplici metodi get() e set() e altri oggetti che si occupano di implementare le funzioni e le operazioni del sistema. Per sistemi relativamente semplici questo è probabilmente il modo più semplice di procedere, mentre per sistemi complessi non è adeguato.</text:p>
      <text:p text:style-name="P24"/>
      <text:p text:style-name="P24">E’ importante capire una relazione tra lo strato del dominio, le operazioni di sistema e il diagramma di sequenza di sistema: le operazioni di sistema in un SSD descrivono l’interfaccia parziale dello strato del dominio.</text:p>
      <text:list xml:id="list2880500076" text:style-name="L3">
        <text:list-header>
          <text:p text:style-name="P22"><text:s/></text:p>
        </text:list-header>
      </text:list>
      <text:p text:style-name="P25"/>
      <text:p text:style-name="P7"/>
      <text:p text:style-name="P15"><text:soft-page-break/>Lezione 8 - Che cos’è la progettazione guidata dalle responsabilità?</text:p>
      <text:p text:style-name="P14"/>
      <text:p text:style-name="P3">La progettazione guidata dalle responsabilità (RDD) è una metafora per l’OOD, ovvero è semplicemente un modo di pensare che deriva da un analogia con il mondo reale: nelle organizzazioni, quando si svolgono compiti complessi, questi non vengono affidati ad una sola persona ma ad un gruppo di persone, quindi ciascuno di essi, per svolgere questo compito assumerà un ruolo e dovrà interagire con le altre persone del gruppo. </text:p>
      <text:p text:style-name="P7"><text:span text:style-name="T5">In modo analogo, un progetto Object Oriented è la specifica di una comunità di oggetti software con responsabilità che collaborano, e a questo punto ci si deve domandare cosa si intende per responsabilità. </text:span><text:span text:style-name="T3">Una responsabilità</text:span><text:span text:style-name="T5"> del software è un’astrazione di ciò che fa o rappresenta un elemento software. </text:span></text:p>
      <text:p text:style-name="P3"/>
      <text:p text:style-name="P3">Se prendiamo come esempio di riferimento il caso di un sistema POS, la sua responsabilità sarà quella di calcolare il totale di una vendita. Per realizzare questa responsabilità dovranno quindi essere definiti diversi metodi e diversi oggetti.</text:p>
      <text:p text:style-name="P3"/>
      <text:p text:style-name="P3">Agli oggetti è possibile assegnare due tipi di responsabilità:</text:p>
      <text:p text:style-name="P3"/>
      <text:list xml:id="list2860248748" text:style-name="WWNum6">
        <text:list-item>
          <text:p text:style-name="P35"><text:span text:style-name="T3">Responsabilità di fare</text:span><text:span text:style-name="T5">, ovvero la responsabilità di eseguire operazioni, di eseguire istruzioni, di creare oggetti, o di coordinare un gruppo di oggetti.</text:span></text:p>
        </text:list-item>
        <text:list-item>
          <text:p text:style-name="P35"><text:span text:style-name="T3">Responsabilità di conoscere</text:span><text:span text:style-name="T5">, ovvero la responsabilità di conoscere i propri dati incapsulati nelle proprie variabili di istanza, ma anche la responsabilità di </text:span><text:span text:style-name="T6">c</text:span><text:span text:style-name="T5">onoscere altri oggetti correlati, oppure la responsabilità di calcolare dei dati derivati.</text:span></text:p>
          <text:p text:style-name="P32"/>
        </text:list-item>
      </text:list>
      <text:p text:style-name="P7"><text:span text:style-name="T5">Un aspetto importante della progettazione guidata dalle responsabilità è che </text:span><text:span text:style-name="T3">alle responsabilità sono associate delle collaborazioni</text:span><text:span text:style-name="T5">, ma come fa in generale un oggetto a soddisfare una responsabilità? Dipende dalla responsabilità, poiché se l’oggetto è semplice può agire da solo, ma in altri casi, come ad esempio per le operazioni complesse, l’oggetto dovrà collaborare con altri oggetti. </text:span></text:p>
      <text:p text:style-name="P3">In che modo è possibile fare progettazione guidata dalle responsabilità?</text:p>
      <text:p text:style-name="P3"/>
      <text:list xml:id="list944747774" text:style-name="WWNum7">
        <text:list-item>
          <text:p text:style-name="P33">In modo iterativo si identifica una responsabilità</text:p>
        </text:list-item>
        <text:list-item>
          <text:p text:style-name="P33">Si assegna la responsabilità ad un oggetto</text:p>
        </text:list-item>
        <text:list-item>
          <text:p text:style-name="P33">Ci si deve domandare come fa questo oggetto a soddisfare questa responsabilità.</text:p>
          <text:p text:style-name="P33"/>
        </text:list-item>
      </text:list>
      <text:p text:style-name="P7"><text:span text:style-name="T7">Per assegnare una responsabilità agli oggetti sono necessari opportuni criteri di progettazione, in particolare dei </text:span><text:span text:style-name="T4">criteri per l’assegnazione delle responsabilità</text:span><text:span text:style-name="T7">, tramite i pattern GRASP, ovvero dei pattern software che codificano appunto dei criteri utili nella progettazione orientata agli oggetti. Questi pattern hanno un nome, un problema ed una soluzione. Il problema è un problema di progettazione ricorrente, quindi è utile conoscere una buona soluzione, che non è teorica bensì pratica, ed è ampiamente utilizzata dai progettisti e sufficientemente generale da poter essere riutilizzata anche in altri contesti oltre quello della progettazione software.</text:span></text:p>
      <text:p text:style-name="P34"/>
      <text:p text:style-name="P34"/>
      <text:p text:style-name="P34"/>
      <text:p text:style-name="P34"/>
      <text:p text:style-name="P34"/>
      <text:p text:style-name="P34"/>
      <text:p text:style-name="P34"/>
      <text:p text:style-name="P34"/>
      <text:p text:style-name="P34"/>
      <text:p text:style-name="P34"/>
      <text:p text:style-name="P4"><text:soft-page-break/><text:span text:style-name="T28">Lezione 13 - </text:span>Che cos’è un design pattern?</text:p>
      <text:p text:style-name="P25"/>
      <text:p text:style-name="P25"/>
      <text:p text:style-name="P9"><text:span text:style-name="T19">Un pattern software è una soluzione provata e</text:span><text:span text:style-name="T24">d</text:span><text:span text:style-name="T19"> ampiamente applicabile ad un particolare problema di progettazione, scritta in forma standard. Esistono diversi tipi di pattern software:</text:span></text:p>
      <text:p text:style-name="P26"/>
      <text:list xml:id="list2545547801" text:style-name="L4">
        <text:list-item>
          <text:p text:style-name="P36"><text:span text:style-name="T25">Pattern GRASP</text:span><text:span text:style-name="T20">, </text:span><text:span text:style-name="T19">codificano dei principi per l’assegnazione di responsabilità e sono dei pattern molto generali.</text:span></text:p>
        </text:list-item>
        <text:list-item>
          <text:p text:style-name="P36"><text:span text:style-name="T25">Design pattern</text:span><text:span text:style-name="T19">, </text:span><text:span text:style-name="T20">dove l</text:span><text:span text:style-name="T19">a soluzione è definita in </text:span><text:span text:style-name="T21">termini di un certo numero di oggetti e classi che interagiscono tra di loro, quindi degli elementi software a grana relativamente piccola.</text:span></text:p>
        </text:list-item>
        <text:list-item>
          <text:p text:style-name="P36"><text:span text:style-name="T25">Pattern architetturali</text:span><text:span text:style-name="T19">, </text:span><text:span text:style-name="T20">come ad esempio l’architettura a strati, identificando quindi degli elementi architetturali, sono elementi a grana grossa, come uno strato che potrebbe racchiudere decine o centinaia di classi.</text:span></text:p>
        </text:list-item>
        <text:list-item>
          <text:p text:style-name="P36"><text:span text:style-name="T25">Idiomi di programmazione</text:span><text:span text:style-name="T19">, </text:span><text:span text:style-name="T20">sono ad una granularità più piccola, e la soluzione è normalmente formata da una manciata di istruzioni, quindi ha un livello di dettaglio ancora minore.</text:span></text:p>
        </text:list-item>
      </text:list>
      <text:p text:style-name="P26"/>
      <text:p text:style-name="P26">Design pattern, pattern architetturali e idiomi di programmazione si diversificano soprattutto per il livello di granularità, ovvero per la dimensione degli elementi che identificano.</text:p>
      <text:p text:style-name="P26"/>
      <text:p text:style-name="P29">Definizione di design pattern:</text:p>
      <text:p text:style-name="P27"/>
      <text:p text:style-name="P10"><text:span text:style-name="T19">E’ la descrizione di classi e oggetti che comunicano, personalizzati per risolvere un problema generale di progettazione in un contesto particolare. La granularità della soluzione è quindi formata da un certo numero di classi</text:span><text:span text:style-name="T22"> </text:span><text:span text:style-name="T19">e oggetti a grana piuttosto piccola.</text:span></text:p>
      <text:p text:style-name="P27"/>
      <text:p text:style-name="P7"><text:span text:style-name="T10">Q</text:span><text:span text:style-name="T11">uesta definizione </text:span><text:span text:style-name="T10">illustra</text:span><text:span text:style-name="T11"> che la descrizione della soluzione è definita in termini di classi ed oggetti che comunicano. Per quanto riguarda le classi, la soluzione descrive gli aspetti statici della struttura della soluzione, mentre per gli oggetti, la soluzione dice anche quali sono le interazioni motivate dal pattern, ovvero gli aspetti dinamici della soluzione. In effetti, la soluzione di un design pattern è sempre formata da una parte statica e una parte dinamica, e spesso bisogna capire entrambe le parti.</text:span></text:p>
      <text:p text:style-name="P28"/>
      <text:p text:style-name="P28">I design pattern sono almeno di tre categorie principali:</text:p>
      <text:p text:style-name="P28"/>
      <text:list xml:id="list3647985092" text:style-name="L5">
        <text:list-item>
          <text:p text:style-name="P37"><text:span text:style-name="T25">Strutturali</text:span><text:span text:style-name="T19">, servono a risolvere problemi in cui bisogna gestire le informazioni che hanno una struttura complessa e quindi il problema e la soluzione riguarda</text:span><text:span text:style-name="T24">no</text:span><text:span text:style-name="T19"> la struttura delle informazioni.</text:span></text:p>
        </text:list-item>
        <text:list-item>
          <text:p text:style-name="P37"><text:span text:style-name="T25">Creazionali</text:span><text:span text:style-name="T19">, </text:span><text:span text:style-name="T23">hanno a che fare con problemi complessi della creazione di oggetti.</text:span></text:p>
        </text:list-item>
        <text:list-item>
          <text:p text:style-name="P37"><text:span text:style-name="T25">Comportamentali</text:span><text:span text:style-name="T19">, </text:span><text:span text:style-name="T23">hanno a che fare con l’implementazione di un comportamento complesso o quanto meno non banale.</text:span></text:p>
        </text:list-item>
      </text:list>
      <text:p text:style-name="P26"><text:s/></text:p>
      <text:p text:style-name="P13"><text:span text:style-name="T8">I </text:span><text:span text:style-name="T9">design pattern GOF sono in totale 2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01" svg:font-family="0"/>
    <style:font-face style:name="Lato" svg:font-family="Lato, serif"/>
    <style:font-face style:name="Arial Unicode MS1" svg:font-family="'Arial Unicode MS'" style:font-family-generic="swiss"/>
    <style:font-face style:name="0" svg:font-family="0" style:font-family-generic="roman" style:font-pitch="variable"/>
    <style:font-face style:name="Calibri" svg:font-family="Calibri" style:font-family-generic="roman" style:font-pitch="variable"/>
    <style:font-face style:name="Lato1" svg:font-family="Lato, serif"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252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Piermarini, Elisa</meta:initial-creator>
    <dc:date>2020-07-27T13:25:43.092276543</dc:date>
    <meta:editing-duration>PT12M29S</meta:editing-duration>
    <meta:editing-cycles>8</meta:editing-cycles>
    <meta:generator>LibreOffice/6.4.4.2$MacOSX_X86_64 LibreOffice_project/3d775be2011f3886db32dfd395a6a6d1ca2630ff</meta:generator>
    <meta:document-statistic meta:table-count="0" meta:image-count="0" meta:object-count="0" meta:page-count="4" meta:paragraph-count="47" meta:word-count="1177" meta:character-count="7772" meta:non-whitespace-character-count="6650"/>
  </office:meta>
</office:document-meta>
</file>